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9E0000029EEEEC6EF0A440481C.png" manifest:media-type="image/png"/>
  <manifest:file-entry manifest:full-path="Pictures/100002010000023C0000023C139E6D0EE522BC6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1.86cm" svg:y="0.468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56cm" svg:y="2.178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3.07cm" svg:y="2.19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.96cm" svg:y="4.1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0.948cm" svg:y="5.973cm">
          <draw:text-box>
            <text:p text:style-name="P1"><text:span text:style-name="T1">6</text:span></text:p>
          </draw:text-box>
        </draw:frame>
        <draw:connector draw:style-name="gr6" draw:text-style-name="P2" draw:layer="layout" draw:type="curve" draw:line-skew="-0.226cm" svg:x1="1.088cm" svg:y1="5.713cm" svg:x2="1.675cm" svg:y2="4.925cm" draw:start-shape="id5" draw:start-glue-point="4" draw:end-shape="id4" draw:end-glue-point="7" svg:d="M1088 5713c0-423 587-29 587-788" svg:viewBox="0 0 588 789">
          <text:p/>
        </draw:connector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4.056cm" svg:y="4.196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7" draw:text-style-name="P4" draw:layer="layout" svg:width="3.4cm" svg:height="1cm" svg:x="2cm" svg:y="6.9cm">
          <draw:text-box>
            <text:p><text:span text:style-name="T2">T</text:span></text:p>
          </draw:text-box>
        </draw:frame>
        <draw:frame draw:style-name="gr8" draw:text-style-name="P5" draw:layer="layout" svg:width="1.086cm" svg:height="0.645cm" svg:x="2.224cm" svg:y="7.249cm">
          <draw:text-box>
            <text:p><text:span text:style-name="T3">orig</text:span></text:p>
          </draw:text-box>
        </draw:frame>
        <draw:line draw:style-name="gr9" draw:text-style-name="P2" draw:layer="layout" svg:x1="5.1cm" svg:y1="3.1cm" svg:x2="6.2cm" svg:y2="3.1cm">
          <text:p/>
        </draw:line>
        <draw:frame draw:style-name="gr10" draw:text-style-name="P6" draw:layer="layout" svg:width="1.5cm" svg:height="0.8cm" svg:x="5cm" svg:y="3.1cm">
          <draw:text-box>
            <text:p><text:span text:style-name="T4">copy</text:span></text:p>
          </draw:text-box>
        </draw:frame>
        <draw:custom-shape draw:style-name="gr11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2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148cm" svg:y="0.446cm">
          <draw:text-box>
            <text:p text:style-name="P1"><text:span text:style-name="T1">1</text:span></text:p>
          </draw:text-box>
        </draw:frame>
        <draw:custom-shape draw:style-name="gr11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6.848cm" svg:y="2.156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9.358cm" svg:y="2.168cm">
          <draw:text-box>
            <text:p text:style-name="P1"><text:span text:style-name="T1">3</text:span></text:p>
          </draw:text-box>
        </draw:frame>
        <draw:custom-shape draw:style-name="gr11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248cm" svg:y="4.15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2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7.236cm" svg:y="5.951cm">
          <draw:text-box>
            <text:p text:style-name="P1"><text:span text:style-name="T1">6</text:span></text:p>
          </draw:text-box>
        </draw:frame>
        <draw:connector draw:style-name="gr13" draw:text-style-name="P2" draw:layer="layout" draw:type="curve" draw:line-skew="-0.204cm" svg:x1="7.376cm" svg:y1="5.691cm" svg:x2="7.963cm" svg:y2="4.903cm" draw:start-shape="id11" draw:start-glue-point="4" draw:end-shape="id10" draw:end-glue-point="7" svg:d="M7376 5691c0-390 587 4 587-788" svg:viewBox="0 0 588 789">
          <text:p/>
        </draw:connector>
        <draw:custom-shape draw:style-name="gr12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0.344cm" svg:y="4.174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4" draw:text-style-name="P2" draw:layer="layout" svg:width="0.5cm" svg:height="0.5cm" svg:x="7.3cm" svg:y="5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frame draw:style-name="gr15" draw:text-style-name="P7" draw:layer="layout" svg:width="5.3cm" svg:height="1.199cm" svg:x="6.1cm" svg:y="6.8cm">
          <draw:text-box>
            <text:p text:style-name="P1"><text:span text:style-name="T4">Sever </text:span><text:span text:style-name="T5">u </text:span><text:span text:style-name="T4">= 6 from its original parent, </text:span><text:span text:style-name="T5">v</text:span><text:span text:style-name="T4"> = 4</text:span></text:p>
          </draw:text-box>
        </draw:frame>
        <draw:line draw:style-name="gr9" draw:text-style-name="P2" draw:layer="layout" svg:x1="11.4cm" svg:y1="3.101cm" svg:x2="12.5cm" svg:y2="3.101cm">
          <text:p/>
        </draw:line>
        <draw:custom-shape draw:style-name="gr11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2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448cm" svg:y="0.447cm">
          <draw:text-box>
            <text:p text:style-name="P1"><text:span text:style-name="T1">1</text:span></text:p>
          </draw:text-box>
        </draw:frame>
        <draw:custom-shape draw:style-name="gr11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13.148cm" svg:y="2.157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5.658cm" svg:y="2.169cm">
          <draw:text-box>
            <text:p text:style-name="P1"><text:span text:style-name="T1">3</text:span></text:p>
          </draw:text-box>
        </draw:frame>
        <draw:custom-shape draw:style-name="gr11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4.548cm" svg:y="4.159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2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3.536cm" svg:y="5.952cm">
          <draw:text-box>
            <text:p text:style-name="P1"><text:span text:style-name="T1">6</text:span></text:p>
          </draw:text-box>
        </draw:frame>
        <draw:custom-shape draw:style-name="gr12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6.644cm" svg:y="4.175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15" draw:text-style-name="P7" draw:layer="layout" svg:width="5.3cm" svg:height="1.199cm" svg:x="12.5cm" svg:y="6.801cm">
          <draw:text-box>
            <text:p text:style-name="P1"><text:span text:style-name="T4">Reparent </text:span><text:span text:style-name="T5">u</text:span><text:span text:style-name="T4"> = 6 to its new parent, </text:span><text:span text:style-name="T5">v</text:span><text:span text:style-name="T4"> = 3</text:span></text:p>
          </draw:text-box>
        </draw:frame>
        <draw:connector draw:style-name="gr6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frame draw:style-name="gr14" draw:text-style-name="P2" draw:layer="layout" svg:width="0.574cm" svg:height="0.574cm" svg:x="14.326cm" svg:y="5.7cm">
          <draw:image xlink:href="Pictures/100003E200003E1D00003E1D9101B45A20183981.svg" xlink:type="simple" xlink:show="embed" xlink:actuate="onLoad">
            <text:p/>
          </draw:image>
          <draw:image xlink:href="Pictures/100002010000029E0000029EEEEC6EF0A440481C.png" xlink:type="simple" xlink:show="embed" xlink:actuate="onLoad"/>
        </draw:frame>
        <draw:frame draw:style-name="gr16" draw:text-style-name="P4" draw:layer="layout" svg:width="2.8cm" svg:height="1.673cm" svg:x="15.8cm" svg:y="5.8cm">
          <draw:text-box>
            <text:p><text:span text:style-name="T2">T</text:span><text:span text:style-name="T6">((</text:span><text:span text:style-name="T2">u,v</text:span><text:span text:style-name="T6">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1T16:25:00.563747668</dc:date>
    <meta:editing-duration>PT14H50M45S</meta:editing-duration>
    <meta:editing-cycles>29</meta:editing-cycles>
    <meta:generator>LibreOffice/6.0.7.3$Linux_X86_64 LibreOffice_project/00m0$Build-3</meta:generator>
    <meta:document-statistic meta:object-count="61"/>
  </office:meta>
</office:document-meta>
</file>